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1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cm" svg:y="5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4.5cm" svg:y1="13.5cm" svg:x2="27cm" svg:y2="15.5cm">
          <text:p/>
        </draw:line>
        <draw:line draw:style-name="gr3" draw:text-style-name="P3" draw:layer="layout" svg:x1="9cm" svg:y1="12.5cm" svg:x2="4.5cm" svg:y2="4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4cm" svg:height="2.5cm" svg:x="17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nat</text:span></text:p>
        </draw:rect>
        <draw:rect draw:style-name="gr1" draw:text-style-name="P2" draw:layer="layout" svg:width="3cm" svg:height="3cm" svg:x="21.5cm" svg:y="11.5cm">
          <text:p text:style-name="P1"><text:span text:style-name="T1">MBREED</text:span></text:p>
          <text:p text:style-name="P1"><text:span text:style-name="T4">breed</text:span></text:p>
          <text:p text:style-name="P1"><text:span text:style-name="T3">cate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2cm" svg:y="7.5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9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cm" svg:y1="5.5cm" svg:x2="4cm" svg:y2="4cm">
          <text:p/>
        </draw:line>
        <draw:line draw:style-name="gr3" draw:text-style-name="P3" draw:layer="layout" svg:x1="8cm" svg:y1="8cm" svg:x2="5cm" svg:y2="4cm">
          <text:p/>
        </draw:line>
        <draw:line draw:style-name="gr3" draw:text-style-name="P3" draw:layer="layout" svg:x1="7.5cm" svg:y1="3.5cm" svg:x2="5cm" svg:y2="2.5cm">
          <text:p/>
        </draw:line>
        <draw:line draw:style-name="gr3" draw:text-style-name="P3" draw:layer="layout" svg:x1="11cm" svg:y1="11.5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4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10.5cm" svg:y="14.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_SECM</text:span></text:p>
          <text:p text:style-name="P1"><text:span text:style-name="T4">sid</text:span></text:p>
          <text:p text:style-name="P1"><text:span text:style-name="T5">cntdate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4.5cm">
          <text:p text:style-name="P1"><text:span text:style-name="T1">_PRIM</text:span></text:p>
          <text:p text:style-name="P1"><text:span text:style-name="T4">pid</text:span></text:p>
          <text:p text:style-name="P1"><text:span text:style-name="T6">cntpri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draw:rect draw:style-name="gr1" draw:text-style-name="P2" draw:layer="layout" svg:width="3cm" svg:height="3cm" svg:x="25cm" svg:y="15.5cm">
          <text:p text:style-name="P1"><text:span text:style-name="T1">MCATE</text:span></text:p>
          <text:p text:style-name="P1"><text:span text:style-name="T4">cate</text:span></text:p>
          <text:p text:style-name="P1"><text:span text:style-name="T3">cate_en</text:span></text:p>
          <text:p text:style-name="P1"><text:span text:style-name="T3">cate_fi</text:span></text:p>
        </draw:rect>
        <draw:rect draw:style-name="gr1" draw:text-style-name="P2" draw:layer="layout" svg:width="2.5cm" svg:height="1.5cm" svg:x="2cm" svg:y="12.5cm">
          <text:p text:style-name="P1"><text:span text:style-name="T1">CRUN</text:span></text:p>
          <text:p text:style-name="P1"><text:span text:style-name="T4">dt</text:span></text:p>
        </draw:rect>
        <draw:rect draw:style-name="gr1" draw:text-style-name="P2" draw:layer="layout" svg:width="2.5cm" svg:height="4cm" svg:x="5.5cm" svg:y="12.5cm">
          <text:p text:style-name="P1"><text:span text:style-name="T1">CLOG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5">mess</text:span></text:p>
          <text:p text:style-name="P1"><text:span text:style-name="T5">pri</text:span></text:p>
          <text:p text:style-name="P1"><text:span text:style-name="T5">sec</text:span></text:p>
          <text:p text:style-name="P1"><text:span text:style-name="T5">sec2</text:span></text:p>
        </draw:rect>
        <draw:rect draw:style-name="gr1" draw:text-style-name="P2" draw:layer="layout" svg:width="3cm" svg:height="3cm" svg:x="2cm" svg:y="15cm">
          <text:p text:style-name="P1"><text:span text:style-name="T1">CTEST</text:span></text:p>
          <text:p text:style-name="P1"><text:span text:style-name="T4">class</text:span></text:p>
          <text:p text:style-name="P1"><text:span text:style-name="T5">cntlog</text:span></text:p>
          <text:p text:style-name="P1"><text:span text:style-name="T5">cntskip</text:span></text:p>
        </draw:rect>
        <draw:line draw:style-name="gr3" draw:text-style-name="P3" draw:layer="layout" svg:x1="7.5cm" svg:y1="16.5cm" svg:x2="5cm" svg:y2="17.5cm">
          <text:p/>
        </draw:line>
        <draw:rect draw:style-name="gr1" draw:text-style-name="P2" draw:layer="layout" svg:width="3cm" svg:height="2cm" svg:x="18cm" svg:y="15cm">
          <text:p text:style-name="P1"><text:span text:style-name="T1">MSKIP</text:span></text:p>
          <text:p text:style-name="P1"><text:span text:style-name="T5">mess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62"/>
  </office:meta>
</office:document-meta>
</file>